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16.3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 style:data-style-name="N104">
      <style:table-cell-properties fo:border="0.74pt solid #000000"/>
    </style:style>
    <style:style style:name="ce20" style:family="table-cell" style:parent-style-name="Default" style:data-style-name="N104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104"/>
    <style:style style:name="ce22" style:family="table-cell" style:parent-style-name="Default" style:data-style-name="N104">
      <style:table-cell-properties fo:border-bottom="0.74pt solid #000000" fo:border-left="none" fo:border-right="0.74pt solid #000000" fo:border-top="0.74pt solid #000000"/>
    </style:style>
    <style:style style:name="ce23" style:family="table-cell" style:parent-style-name="Default">
      <style:table-cell-properties fo:wrap-option="no-wrap"/>
    </style:style>
    <style:style style:name="ce14" style:family="table-cell" style:parent-style-name="Default">
      <style:table-cell-properties fo:wrap-option="no-wrap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no-wrap" fo:border="0.74pt solid #000000"/>
    </style:style>
    <style:style style:name="ce16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23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5" table:number-rows-spanned="1">
            <text:p>List of Component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Comment</text:p>
          </table:table-cell>
          <table:table-cell table:style-name="ce14" office:value-type="string" calcext:value-type="string">
            <text:p>Link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ESP32-CAM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currency" office:currency="GBP" office:value="15.18" calcext:value-type="currency">
            <text:p>£15.18</text:p>
          </table:table-cell>
          <table:table-cell table:style-name="ce8"/>
          <table:table-cell table:style-name="ce15"/>
        </table:table-row>
        <table:table-row table:style-name="ro2">
          <table:table-cell table:number-columns-repeated="2"/>
          <table:table-cell table:style-name="ce9" office:value-type="string" calcext:value-type="string">
            <text:p>FT232RL UART Programmer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currency" office:currency="GBP" office:value="6.78" calcext:value-type="currency">
            <text:p>£6.78</text:p>
          </table:table-cell>
          <table:table-cell table:style-name="ce8"/>
          <table:table-cell table:style-name="ce15"/>
        </table:table-row>
        <table:table-row table:style-name="ro1">
          <table:table-cell table:number-columns-repeated="2"/>
          <table:table-cell table:style-name="ce8" office:value-type="string" calcext:value-type="string">
            <text:p>Arduino UNO 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currency" office:currency="GBP" office:value="15" calcext:value-type="currency">
            <text:p>£15.00</text:p>
          </table:table-cell>
          <table:table-cell table:style-name="ce8"/>
          <table:table-cell table:style-name="ce16" office:value-type="string" calcext:value-type="string">
            <text:p><text:a xlink:href="https://www.amazon.co.uk/ELEGOO-Arduino-Arduino-Compatible-Transfer-Operation/dp/B09JWFTZ2V/ref=sr_1_4?crid=2EP4WT5S4HYLU&amp;keywords=arduino+uno&amp;qid=1679003433&amp;sprefix=arduino+uno%2Caps%2C72&amp;sr=8-4" xlink:type="simple">Arduino Uno Board Link</text:a>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V1888 IR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currency" office:currency="GBP" office:value="3.19" calcext:value-type="currency">
            <text:p>£3.19</text:p>
          </table:table-cell>
          <table:table-cell table:style-name="ce8"/>
          <table:table-cell table:style-name="ce15" office:value-type="string" calcext:value-type="string">
            <text:p>https://www.ebay.co.uk/itm/404180332851?hash=item5e1b067133:g:YhQAAOSwuKVjElkP&amp;amdata=enc%3AAQAHAAAA4ETAyd7Q3B7qlIbf2T9i0wV%2Ff0nOmeqS5D%2FUWXdvU2%2FGC65z2tIyoXCSAPgqUGtMz%2BXQslOB6FhzAPhTCXgjZOBVToLm5QZpsPRPeW0p3abOWiyhNcRV1tsWLAbFIIr3HIc73AJaqaV9i2jPl0CkqRLZQsY2e9xfok07QoNZ5k712IU%2BANDkQadck%2BQEcCeTAIzGQFZWATTq6pI2rfJqOKC7pgSNNHqWRlaLm%2FTzw2Od2wn8ZgxR8pYl4rONsrTRHyX0jiHGdLwKs91O128VBgFn5IOX8sV3D00VUOqk3zKe%7Ctkp%3ABFBMpPH9xt1h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LM2596S – Buck Conv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currency" office:currency="GBP" office:value="9.7" calcext:value-type="currency">
            <text:p>£9.70</text:p>
          </table:table-cell>
          <table:table-cell table:style-name="ce8"/>
          <table:table-cell table:style-name="ce15" office:value-type="string" calcext:value-type="string">
            <text:p>https://www.ebay.co.uk/itm/36388443594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Laser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currency" office:currency="GBP" office:value="1.55" calcext:value-type="currency">
            <text:p>£1.55</text:p>
          </table:table-cell>
          <table:table-cell table:style-name="ce8"/>
          <table:table-cell table:style-name="ce15" office:value-type="string" calcext:value-type="string">
            <text:p>https://www.ebay.co.uk/itm/323757599525?hash=item4b6174eb25:g:lwwAAOSwIN9cneQm&amp;amdata=enc%3AAQAHAAAA4OYWES5wzXnAt4hy2uPY8zjCBHZot4STMphyEF3TzQCMfrMW0luPi6wfm7t1AJ6iN0uFrnd9D0OOa32Py%2B7zFEjXbMMCkfKzQYuPQjirzXJIiiDUfOBcb9P08EM6XymYFehzH0T%2FQVOj3bSv8CfCGB3F8cwFX%2F4rC1o5gy08XLbkiPVEG6DmBTTfoshzbMETpp2olLKTc0i4YMMTE4lMxH5UY92E%2B%2FfxDo43a4%2BPWDQ2P6AAFGb1sOFaKYJ7YW7q0DKwm4Dx1TN2lwGj49L9r0rm1tFMKVm6OB3UOM4Pnz29%7Ctkp%3ABk9SR46Di8fdYQ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Servo motors</text:p>
          </table:table-cell>
          <table:table-cell table:style-name="ce8" office:value-type="float" office:value="3" calcext:value-type="float">
            <text:p>3</text:p>
          </table:table-cell>
          <table:table-cell table:style-name="ce19" table:formula="of:=10.35+6.05" office:value-type="currency" office:currency="GBP" office:value="16.4" calcext:value-type="currency">
            <text:p>£16.40</text:p>
          </table:table-cell>
          <table:table-cell table:style-name="ce8" office:value-type="string" calcext:value-type="string">
            <text:p>2x 180 and 1x 360</text:p>
          </table:table-cell>
          <table:table-cell table:style-name="ce15" office:value-type="string" calcext:value-type="string">
            <text:p><text:a xlink:href="https://www.ebay.co.uk/itm/265497022589?var=565305471806" xlink:type="simple">https://www.ebay.co.uk/itm/265497022589?var=565305471806</text:a>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electric motor guns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currency" office:currency="GBP" office:value="49.98" calcext:value-type="currency">
            <text:p>£49.98</text:p>
          </table:table-cell>
          <table:table-cell table:style-name="ce8"/>
          <table:table-cell table:style-name="ce15" office:value-type="string" calcext:value-type="string">
            <text:p><text:a xlink:href="https://www.amazon.co.uk/dp/B0B873BQ44?psc=1&amp;ref=ppx_yo2ov_dt_b_product_details" xlink:type="simple">https://www.amazon.co.uk/dp/B0B873BQ44?psc=1&amp;ref=ppx_yo2ov_dt_b_product_details</text:a>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lithium battery 12V </text:p>
          </table:table-cell>
          <table:table-cell table:style-name="ce8"/>
          <table:table-cell table:style-name="ce19"/>
          <table:table-cell table:style-name="ce8"/>
          <table:table-cell table:style-name="ce15"/>
        </table:table-row>
        <table:table-row table:style-name="ro1">
          <table:table-cell table:number-columns-repeated="2"/>
          <table:table-cell table:style-name="ce8" office:value-type="string" calcext:value-type="string">
            <text:p>Flash light</text:p>
          </table:table-cell>
          <table:table-cell table:style-name="ce8"/>
          <table:table-cell table:style-name="ce19"/>
          <table:table-cell table:style-name="ce8"/>
          <table:table-cell table:style-name="ce15"/>
        </table:table-row>
        <table:table-row table:style-name="ro1">
          <table:table-cell table:number-columns-repeated="2"/>
          <table:table-cell table:style-name="ce8" office:value-type="string" calcext:value-type="string">
            <text:p>AZDelivery OLED Display</text:p>
          </table:table-cell>
          <table:table-cell table:style-name="ce8" office:value-type="float" office:value="1" calcext:value-type="float">
            <text:p>1</text:p>
          </table:table-cell>
          <table:table-cell table:style-name="ce19" table:formula="of:=12.99/3" office:value-type="currency" office:currency="GBP" office:value="4.33" calcext:value-type="currency">
            <text:p>£4.33</text:p>
          </table:table-cell>
          <table:table-cell table:style-name="ce8"/>
          <table:table-cell table:style-name="ce8" office:value-type="string" calcext:value-type="string">
            <text:p><text:a xlink:href="https://www.amazon.co.uk/gp/product/B074N9VLZX/ref=ox_sc_act_title_3?smid=A1X7QLRQH87QA3&amp;psc=1" xlink:type="simple">https://www.amazon.co.uk/gp/product/B074N9VLZX/ref=ox_sc_act_title_3?smid=A1X7QLRQH87QA3&amp;psc=1</text:a>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elays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currency" office:currency="GBP" office:value="3.49" calcext:value-type="currency">
            <text:p>£3.49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Total Price</text:p>
          </table:table-cell>
          <table:table-cell table:style-name="ce7"/>
          <table:table-cell table:style-name="ce20" table:formula="of:=SUM([.E8:.E19])" office:value-type="currency" office:currency="GBP" office:value="125.6" calcext:value-type="currency">
            <text:p>£125.60</text:p>
          </table:table-cell>
          <table:table-cell table:style-name="ce8"/>
          <table:table-cell table:style-name="ce15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inter</text:p>
          </table:table-cell>
          <table:table-cell/>
          <table:table-cell table:style-name="ce21" office:value-type="currency" office:currency="GBP" office:value="170" calcext:value-type="currency">
            <text:p>£17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new bed + new springs + silent motherboard</text:p>
          </table:table-cell>
          <table:table-cell/>
          <table:table-cell table:style-name="ce21" office:value-type="currency" office:currency="GBP" office:value="66.02" calcext:value-type="currency">
            <text:p>£66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llemnet </text:p>
          </table:table-cell>
          <table:table-cell/>
          <table:table-cell table:style-name="ce21" office:value-type="currency" office:currency="GBP" office:value="33" calcext:value-type="currency">
            <text:p>£33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otal 3D printer</text:p>
          </table:table-cell>
          <table:table-cell table:style-name="ce11" table:number-columns-repeated="2"/>
          <table:table-cell table:style-name="ce22" table:formula="of:=SUM([.E23:.E25])" office:value-type="currency" office:currency="GBP" office:value="269.02" calcext:value-type="currency">
            <text:p>£269.02</text:p>
          </table:table-cell>
          <table:table-cell table:number-columns-repeated="2"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23:09:04.882593149</meta:creation-date>
    <dc:date>2023-04-19T22:28:29.648540071</dc:date>
    <meta:editing-duration>PT4H36M19S</meta:editing-duration>
    <meta:editing-cycles>7</meta:editing-cycles>
    <meta:generator>LibreOffice/7.3.7.2$Linux_X86_64 LibreOffice_project/30$Build-2</meta:generator>
    <meta:document-statistic meta:table-count="1" meta:cell-count="56" meta:object-count="0"/>
  </office:meta>
</office:document-meta>
</file>